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normal" fo:font-family="Calibri" style:font-family-asian="Calibri" style:font-family-complex="Calibri" fo:background-color="transparent" fo:color="#9b00d3"/>
    </style:style>
    <style:style style:name="T13" style:family="text">
      <style:text-properties fo:font-size="10.00pt" fo:font-weight="normal" fo:font-family="Calibri" style:font-family-asian="Calibri" style:font-family-complex="Calibri" fo:background-color="transparent" fo:color="#9b00d3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normal" fo:font-family="Consolas" style:font-family-asian="Consolas" style:font-family-complex="Consolas" fo:background-color="transparent" fo:color="#004dbb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0.00pt" fo:font-weight="normal" fo:font-family="Calibri" style:font-family-asian="Calibri" style:font-family-complex="Calibri" fo:background-color="transparent" fo:color="#9b00d3"/>
    </style:style>
    <style:style style:name="T35" style:family="text">
      <style:text-properties fo:font-size="10.00pt" fo:font-weight="normal" fo:font-family="Calibri" style:font-family-asian="Calibri" style:font-family-complex="Calibri" fo:background-color="transparent" fo:color="#9b00d3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0.00pt" fo:font-weight="normal" fo:font-family="Consolas" style:font-family-asian="Consolas" style:font-family-complex="Consolas" fo:background-color="transparent" fo:color="#004dbb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0.00pt" fo:font-weight="normal" fo:font-family="Calibri" style:font-family-asian="Calibri" style:font-family-complex="Calibri" fo:background-color="transparent" fo:color="#9b00d3"/>
    </style:style>
    <style:style style:name="T40" style:family="text">
      <style:text-properties fo:font-size="10.00pt" fo:font-weight="normal" fo:font-family="Calibri" style:font-family-asian="Calibri" style:font-family-complex="Calibri" fo:background-color="transparent" fo:color="#9b00d3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0.00pt" fo:font-weight="normal" fo:font-family="Consolas" style:font-family-asian="Consolas" style:font-family-complex="Consolas" fo:background-color="transparent" fo:color="#004dbb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0.00pt" fo:font-weight="normal" fo:font-family="Calibri" style:font-family-asian="Calibri" style:font-family-complex="Calibri" fo:background-color="transparent" fo:color="#9b00d3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0.00pt" fo:font-weight="normal" fo:font-family="Consolas" style:font-family-asian="Consolas" style:font-family-complex="Consolas" fo:background-color="transparent" fo:color="#004dbb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0.00pt" fo:font-weight="normal" fo:font-family="Calibri" style:font-family-asian="Calibri" style:font-family-complex="Calibri" fo:background-color="transparent" fo:color="#9b00d3"/>
    </style:style>
    <style:style style:name="T49" style:family="text">
      <style:text-properties fo:font-size="10.00pt" fo:font-weight="normal" fo:font-family="Calibri" style:font-family-asian="Calibri" style:font-family-complex="Calibri" fo:background-color="transparent" fo:color="#9b00d3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0.00pt" fo:font-weight="normal" fo:font-family="Consolas" style:font-family-asian="Consolas" style:font-family-complex="Consolas" fo:background-color="transparent" fo:color="#004dbb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9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9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9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9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0.00pt" fo:font-weight="normal" fo:font-family="Calibri" style:font-family-asian="Calibri" style:font-family-complex="Calibri" fo:background-color="transparent" fo:color="#9b00d3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0.00pt" fo:font-weight="normal" fo:font-family="Consolas" style:font-family-asian="Consolas" style:font-family-complex="Consolas" fo:background-color="transparent" fo:color="#004dbb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0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0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0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0.00pt" fo:font-weight="normal" fo:font-family="Calibri" style:font-family-asian="Calibri" style:font-family-complex="Calibri" fo:background-color="transparent" fo:color="#9b00d3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0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1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1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0.00pt" fo:font-weight="normal" fo:font-family="Calibri" style:font-family-asian="Calibri" style:font-family-complex="Calibri" fo:background-color="transparent" fo:color="#9b00d3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1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1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0.00pt" fo:font-weight="normal" fo:font-family="Calibri" style:font-family-asian="Calibri" style:font-family-complex="Calibri" fo:background-color="transparent" fo:color="#9b00d3"/>
    </style:style>
    <style:style style:name="T125" style:family="text">
      <style:text-properties fo:font-size="10.00pt" fo:font-weight="normal" fo:font-family="Calibri" style:font-family-asian="Calibri" style:font-family-complex="Calibri" fo:background-color="transparent" fo:color="#9b00d3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justify"/>
    </style:style>
  </office:automatic-styles>
  <office:body>
    <office:text>
      <text:p text:style-name="P1"><text:span text:style-name="T1">Работа с платформой MDM9x4x</text:span></text:p>
      <text:p text:style-name="P1"><text:span text:style-name="T2"/></text:p>
      <text:p text:style-name="P2"><text:span text:style-name="T3"><text:tab/></text:span><text:span text:style-name="T4">Программная среда выполнения загрузчика (NPRG), запущенного с использованием интерфейса SBL (download mode) платформы семейства MDM9x4x, имеет неприятную особенность. Она заключается в отстутвии возможности получения полноценного доступа к регистрам NAND-контроллера, который является основным условием для работы утилит qtools, предназначенных для прямой работы с флешкой - в том числе, qrflash и qwdirect. Не исключено, что такой доступ получить всё-таки возможно, но многочисленные эксперименты в этом направлении пока не увечались успехом.</text:span></text:p>
      <text:p text:style-name="P2"><text:span text:style-name="T5"><text:s/><text:tab/></text:span><text:span text:style-name="T6">Несмотря на это, запуск патченного NPRG на такой платформе нельзя назвать полностью бесполезным. С помощью него, как минимум, можно производить чтение и запись данных - содержимого памяти и регистров платформы - в некоторых областях адресного пространства процессора приложений, как с помощью команд утилиты qcommand, так и с помощью утилиты qrmem. Кроме того, такой загрузчик позволяет запускать пользовательские аппалеты, с помощью которых опытный пользователь qtools может реализовать практически любой алгоритм работы с платформой, с учётом ограничений, накладываемых настроенными в SBL ограничениями прав доступа к ресурсам.</text:span></text:p>
      <text:p text:style-name="P2"><text:span text:style-name="T7"><text:tab/></text:span><text:span text:style-name="T8">Одним из интересных применений возможностей чтения/записи данных является возможность "программного" (без применения "варварских" методов вроде замыкания точки на плате устройства или стирания раздела SBL)<text:s text:c="2"/>получения доступа к интерфейсу PBL. Для обсуждаемого семейства платформ это можно сделать с помощью записи значения 1 в регистр BOOT_MISC_DETECT (адрес 0x193d100) платформы с последующей перезагрузкой. Перезагрузка, в данном случае, должна осуществляться не штатным способом (команда 0xb загрузчика), а с помощью выполнения операции в адресном пространстве, вызывающей исключительную ситуацию - например, чтения данных по адресу, не соответствующему ни одному из компонентов платформы, или данных, защищённых от чтения. </text:span></text:p>
      <text:p text:style-name="P2"><text:span text:style-name="T9"><text:tab/></text:span><text:span text:style-name="T10">В результате, получается такой примерный сценарий полноценной работы с флешкой на платформах MDM9x4x:</text:span></text:p>
      <text:p text:style-name="P2"><text:span text:style-name="T11"/></text:p>
      <text:p text:style-name="P2"><text:span text:style-name="T12">1.<text:s/></text:span><text:span text:style-name="T13">Запускаем NPRG, используя интерфейс SBL:</text:span></text:p>
      <text:p text:style-name="P2"><text:span text:style-name="T14"/></text:p>
      <text:p text:style-name="P2"><text:span text:style-name="T15">./qdload -p/dev/ttyUSB1 -k10 -q</text:span></text:p>
      <text:p text:style-name="P2"><text:span text:style-name="T16"/></text:p>
      <text:p text:style-name="P2"><text:span text:style-name="T17"><text:s/></text:span><text:span text:style-name="T18">Ожидаем пакет Hello от устройства...</text:span></text:p>
      <text:p text:style-name="P2"><text:span text:style-name="T19"/></text:p>
      <text:p text:style-name="P2"><text:span text:style-name="T20"><text:s/></text:span><text:span text:style-name="T21">Идентификатор образа для загрузки: 00000007</text:span></text:p>
      <text:p text:style-name="P2"><text:span text:style-name="T22"/></text:p>
      <text:p text:style-name="P2"><text:span text:style-name="T23"><text:s/></text:span><text:span text:style-name="T24">Загружаем loaders/NPRG9x45p.bin...</text:span></text:p>
      <text:p text:style-name="P2"><text:span text:style-name="T25"/></text:p>
      <text:p text:style-name="P2"><text:span text:style-name="T26"><text:s/></text:span><text:span text:style-name="T27">Передаём загрузчик в устройство...</text:span></text:p>
      <text:p text:style-name="P2"><text:span text:style-name="T28"/></text:p>
      <text:p text:style-name="P2"><text:span text:style-name="T29"><text:s/></text:span><text:span text:style-name="T30">Загрузчик передан успешно</text:span></text:p>
      <text:p text:style-name="P2"><text:span text:style-name="T31">Hello ok,<text:s/></text:span><text:span text:style-name="T32">флеш-память: MT29F4G08ABBDA3W</text:span></text:p>
      <text:p text:style-name="P2"><text:span text:style-name="T33"/></text:p>
      <text:p text:style-name="P2"><text:span text:style-name="T33"/></text:p>
      <text:p text:style-name="P2"><text:span text:style-name="T34">2.<text:s/></text:span><text:span text:style-name="T35">Пишем 1 в BOOT_MISC_DETECT:</text:span></text:p>
      <text:p text:style-name="P2"><text:span text:style-name="T36"/></text:p>
      <text:p text:style-name="P2"><text:span text:style-name="T37">./qcommand -p/dev/ttyUSB1 -c "m 193d100 1"</text:span></text:p>
      <text:p text:style-name="P2"><text:span text:style-name="T38"/></text:p>
      <text:p text:style-name="P2"><text:span text:style-name="T38"/></text:p>
      <text:p text:style-name="P2"><text:span text:style-name="T39">3.<text:s/></text:span><text:span text:style-name="T40">Выполняем попытку чтения по защищённому от чтения адресу:</text:span></text:p>
      <text:p text:style-name="P2"><text:span text:style-name="T41"/></text:p>
      <text:p text:style-name="P2"><text:span text:style-name="T42">./qcommand -p/dev/ttyUSB1 -c "d 7980000 4"</text:span></text:p>
      <text:p text:style-name="P2"><text:span text:style-name="T43"/></text:p>
      <text:p text:style-name="P2"><text:span text:style-name="T44">и прерываем работу утилиты (в это время система обнаруживает порт PBL):</text:span></text:p>
      <text:p text:style-name="P2"><text:span text:style-name="T45"/></text:p>
      <text:p text:style-name="P2"><text:span text:style-name="T46">^C</text:span></text:p>
      <text:p text:style-name="P2"><text:span text:style-name="T47"/></text:p>
      <text:p text:style-name="P2"><text:span text:style-name="T47"/></text:p>
      <text:p text:style-name="P2"><text:span text:style-name="T48">4.<text:s text:c="2"/></text:span><text:span text:style-name="T49">Запускаем ENPRG, используя интерфейс PBL:</text:span></text:p>
      <text:p text:style-name="P2"><text:span text:style-name="T50"/></text:p>
      <text:p text:style-name="P2"><text:span text:style-name="T51">./qdload -p/dev/ttyUSB2 -k10 -i</text:span></text:p>
      <text:p text:style-name="P2"><text:span text:style-name="T52"/></text:p>
      <text:p text:style-name="P2"><text:span text:style-name="T53"><text:s/></text:span><text:span text:style-name="T54">Ожидаем пакет Hello от устройства...</text:span></text:p>
      <text:p text:style-name="P2"><text:span text:style-name="T55"/></text:p>
      <text:p text:style-name="P2"><text:span text:style-name="T56"><text:s/></text:span><text:span text:style-name="T57">Идентификатор образа для загрузки: 0000000d</text:span></text:p>
      <text:p text:style-name="P2"><text:span text:style-name="T58"/></text:p>
      <text:p text:style-name="P2"><text:span text:style-name="T59"><text:s/></text:span><text:span text:style-name="T60">Загружаем loaders/ENPRG9x45p.bin...</text:span></text:p>
      <text:p text:style-name="P2"><text:span text:style-name="T61"/></text:p>
      <text:p text:style-name="P2"><text:span text:style-name="T62"><text:s/></text:span><text:span text:style-name="T63">Передаём загрузчик в устройство...</text:span></text:p>
      <text:p text:style-name="P2"><text:span text:style-name="T64"/></text:p>
      <text:p text:style-name="P2"><text:span text:style-name="T65"><text:s/></text:span><text:span text:style-name="T66">Загрузчик передан успешно</text:span></text:p>
      <text:p text:style-name="P2"><text:span text:style-name="T67"/></text:p>
      <text:p text:style-name="P2"><text:span text:style-name="T68"><text:s/></text:span><text:span text:style-name="T69">Версия HELLO-протокола: 3</text:span></text:p>
      <text:p text:style-name="P2"><text:span text:style-name="T70"><text:s/></text:span><text:span text:style-name="T71">Чипсет: MDM9x4x</text:span></text:p>
      <text:p text:style-name="P2"><text:span text:style-name="T72"><text:s/></text:span><text:span text:style-name="T73">Базовый адрес NAND-контроллера: 079b0000</text:span></text:p>
      <text:p text:style-name="P2"><text:span text:style-name="T74"><text:s/></text:span><text:span text:style-name="T75">Флеш-память: Micron MT29F4G08ABBDA3W<text:s text:c="3"/>, NAND 512MiB 1.8V 8-bit</text:span></text:p>
      <text:p text:style-name="P2"><text:span text:style-name="T76"><text:s/></text:span><text:span text:style-name="T77">Размер сектора: 516 байт</text:span></text:p>
      <text:p text:style-name="P2"><text:span text:style-name="T78"><text:s/></text:span><text:span text:style-name="T79">Размер страницы: 2048 байт (4 секторов)</text:span></text:p>
      <text:p text:style-name="P2"><text:span text:style-name="T80"><text:s/></text:span><text:span text:style-name="T81">Число страниц в блоке: 64</text:span></text:p>
      <text:p text:style-name="P2"><text:span text:style-name="T82"><text:s/></text:span><text:span text:style-name="T83">Размер OOB: 64 байт</text:span></text:p>
      <text:p text:style-name="P2"><text:span text:style-name="T84"><text:s/></text:span><text:span text:style-name="T85">Тип ECC: BCH, 4 бит</text:span></text:p>
      <text:p text:style-name="P2"><text:span text:style-name="T86"><text:s/></text:span><text:span text:style-name="T87">Размер ЕСС: 7 байт</text:span></text:p>
      <text:p text:style-name="P2"><text:span text:style-name="T88"><text:s/></text:span><text:span text:style-name="T89">Размер spare: 4 байт</text:span></text:p>
      <text:p text:style-name="P2"><text:span text:style-name="T90"><text:s/></text:span><text:span text:style-name="T91">Положение маркера дефектных блоков: user+1d1</text:span></text:p>
      <text:p text:style-name="P2"><text:span text:style-name="T92"><text:s/></text:span><text:span text:style-name="T93">Общий размер флеш-памяти = 4096 блоков (512 MB)</text:span></text:p>
      <text:p text:style-name="P2"><text:span text:style-name="T94"/></text:p>
      <text:p text:style-name="P2"><text:span text:style-name="T95">Дальнейшая работа с флешкой на этой платформе производится в штатном режиме.</text:span></text:p>
      <text:p text:style-name="P2"><text:span text:style-name="T95">Например, просмотр таблицы разделов:</text:span></text:p>
      <text:p text:style-name="P2"><text:span text:style-name="T96"/></text:p>
      <text:p text:style-name="P2"><text:span text:style-name="T97">./qrflash -p/dev/ttyUSB2 -k10 -s@ -m</text:span></text:p>
      <text:p text:style-name="P2"><text:span text:style-name="T98"/></text:p>
      <text:p text:style-name="P2"><text:span text:style-name="T99"><text:s/>#<text:s text:c="2"/></text:span><text:span text:style-name="T100">начало<text:s text:c="2"/>размер<text:s text:c="3"/>A0 A1 A2 F#<text:s text:c="2"/>формат ------ Имя------</text:span></text:p>
      <text:p text:style-name="P2"><text:span text:style-name="T101">============================================================</text:span></text:p>
      <text:p text:style-name="P2"><text:span text:style-name="T101">00<text:s text:c="7"/>0<text:s text:c="2"/>00000a<text:s text:c="3"/>ff 01 00 00<text:s text:c="3"/>LNX<text:s text:c="3"/>0:SBL</text:span></text:p>
      <text:p text:style-name="P2"><text:span text:style-name="T101">01<text:s text:c="7"/>a<text:s text:c="2"/>00000a<text:s text:c="3"/>ff 01 ff 00<text:s text:c="3"/>LNX<text:s text:c="3"/>0:MIBIB</text:span></text:p>
      <text:p text:style-name="P2"><text:span text:style-name="T101">02<text:s text:c="6"/>14<text:s text:c="2"/>0000b4<text:s text:c="3"/>ff 01 ff 00<text:s text:c="3"/>LNX<text:s text:c="3"/>0:EFS2</text:span></text:p>
      <text:p text:style-name="P2"><text:span text:style-name="T101">03<text:s text:c="6"/>c8<text:s text:c="2"/>000008<text:s text:c="3"/>ff 01 00 00<text:s text:c="3"/>LNX<text:s text:c="3"/>0:TZ</text:span></text:p>
      <text:p text:style-name="P2"><text:span text:style-name="T101">04<text:s text:c="6"/>d0<text:s text:c="2"/>000005<text:s text:c="3"/>ff 01 00 00<text:s text:c="3"/>LNX<text:s text:c="3"/>0:RPM</text:span></text:p>
      <text:p text:style-name="P2"><text:span text:style-name="T101">05<text:s text:c="6"/>d5<text:s text:c="2"/>000008<text:s text:c="3"/>ff 01 00 00<text:s text:c="3"/>LNX<text:s text:c="3"/>0:aboot</text:span></text:p>
      <text:p text:style-name="P2"><text:span text:style-name="T101">06<text:s text:c="6"/>dd<text:s text:c="2"/>000052<text:s text:c="3"/>ff 01 00 00<text:s text:c="3"/>LNX<text:s text:c="3"/>0:boot</text:span></text:p>
      <text:p text:style-name="P2"><text:span text:style-name="T101">07<text:s text:c="5"/>12f<text:s text:c="2"/>000002<text:s text:c="3"/>ff 01 00 00<text:s text:c="3"/>LNX<text:s text:c="3"/>0:SCRUB</text:span></text:p>
      <text:p text:style-name="P2"><text:span text:style-name="T101">08<text:s text:c="5"/>131<text:s text:c="2"/>000236<text:s text:c="3"/>ff 01 00 00<text:s text:c="3"/>LNX<text:s text:c="3"/>0:modem</text:span></text:p>
      <text:p text:style-name="P2"><text:span text:style-name="T101">09<text:s text:c="5"/>367<text:s text:c="2"/>00000c<text:s text:c="3"/>ff 01 00 00<text:s text:c="3"/>LNX<text:s text:c="3"/>0:misc</text:span></text:p>
      <text:p text:style-name="P2"><text:span text:style-name="T101">10<text:s text:c="5"/>373<text:s text:c="2"/>000053<text:s text:c="3"/>ff 01 00 00<text:s text:c="3"/>LNX<text:s text:c="3"/>0:recovery</text:span></text:p>
      <text:p text:style-name="P2"><text:span text:style-name="T101">11<text:s text:c="5"/>3c6<text:s text:c="2"/>000006<text:s text:c="3"/>ff 01 00 00<text:s text:c="3"/>LNX<text:s text:c="3"/>0:fota_none</text:span></text:p>
      <text:p text:style-name="P2"><text:span text:style-name="T101">12<text:s text:c="5"/>3cc<text:s text:c="2"/>0000b6<text:s text:c="3"/>ff 01 00 00<text:s text:c="3"/>LNX<text:s text:c="3"/>0:recoveryfs</text:span></text:p>
      <text:p text:style-name="P2"><text:span text:style-name="T101">13<text:s text:c="5"/>482<text:s text:c="2"/>000449<text:s text:c="3"/>ff 01 00 00<text:s text:c="3"/>LNX<text:s text:c="3"/>0:system</text:span></text:p>
      <text:p text:style-name="P2"><text:span text:style-name="T101">14<text:s text:c="5"/>8cb<text:s text:c="2"/>00007c<text:s text:c="3"/>ff 01 00 00<text:s text:c="3"/>LNX<text:s text:c="3"/>0:PAD1</text:span></text:p>
      <text:p text:style-name="P2"><text:span text:style-name="T101">15<text:s text:c="5"/>947<text:s text:c="2"/>0000a2<text:s text:c="3"/>ff 01 00 00<text:s text:c="3"/>LNX<text:s text:c="3"/>0:USERRW</text:span></text:p>
      <text:p text:style-name="P2"><text:span text:style-name="T101">16<text:s text:c="5"/>9e9<text:s text:c="2"/>0001d6<text:s text:c="3"/>ff 01 00 00<text:s text:c="3"/>LNX<text:s text:c="3"/>0:HDATA</text:span></text:p>
      <text:p text:style-name="P2"><text:span text:style-name="T101">17<text:s text:c="5"/>bbf<text:s text:c="2"/>0003ae<text:s text:c="3"/>ff 01 00 00<text:s text:c="3"/>LNX<text:s text:c="3"/>0:NTGFOTA</text:span></text:p>
      <text:p text:style-name="P2"><text:span text:style-name="T101">18<text:s text:c="5"/>f6d<text:s text:c="2"/>000050<text:s text:c="3"/>ff 01 00 00<text:s text:c="3"/>LNX<text:s text:c="3"/>0:CUST</text:span></text:p>
      <text:p text:style-name="P2"><text:span text:style-name="T101">19<text:s text:c="5"/>fbd<text:s text:c="2"/>000030<text:s text:c="3"/>ff 01 00 00<text:s text:c="3"/>LNX<text:s text:c="3"/>0:PERSIST</text:span></text:p>
      <text:p text:style-name="P2"><text:span text:style-name="T101">============================================================</text:span></text:p>
      <text:p text:style-name="P2"><text:span text:style-name="T101"><text:s/></text:span><text:span text:style-name="T102">Версия таблицы разделов: 4</text:span></text:p>
      <text:p text:style-name="P2"><text:span text:style-name="T103"/></text:p>
      <text:p text:style-name="P2"><text:span text:style-name="T104">Чтение раздела:</text:span></text:p>
      <text:p text:style-name="P2"><text:span text:style-name="T105"/></text:p>
      <text:p text:style-name="P2"><text:span text:style-name="T106">./qrflash -p/dev/ttyUSB2 -k10 -s@ -f1</text:span></text:p>
      <text:p text:style-name="P2"><text:span text:style-name="T107"/></text:p>
      <text:p text:style-name="P2"><text:span text:style-name="T108"><text:s/>#<text:s text:c="2"/></text:span><text:span text:style-name="T109">начало<text:s text:c="2"/>размер<text:s text:c="3"/>A0 A1 A2 F#<text:s text:c="2"/>формат ------ Имя------</text:span></text:p>
      <text:p text:style-name="P2"><text:span text:style-name="T110">============================================================</text:span></text:p>
      <text:p text:style-name="P2"><text:span text:style-name="T110">01<text:s text:c="7"/>a<text:s text:c="2"/>00000a<text:s text:c="3"/>ff 01 ff 00<text:s text:c="3"/>LNX<text:s text:c="3"/>0:MIBIB</text:span></text:p>
      <text:p text:style-name="P2"><text:span text:style-name="T110"><text:s/>* R:<text:s/></text:span><text:span text:style-name="T111">блок 000013 [start+009] (100%)</text:span></text:p>
      <text:p text:style-name="P2"><text:span text:style-name="T112"/></text:p>
      <text:p text:style-name="P2"><text:span text:style-name="T113">Запись раздела:</text:span></text:p>
      <text:p text:style-name="P2"><text:span text:style-name="T114"/></text:p>
      <text:p text:style-name="P2"><text:span text:style-name="T115">./qwdirect -p/dev/ttyUSB2 -k10 -fo -b12f pattern.bin</text:span></text:p>
      <text:p text:style-name="P2"><text:span text:style-name="T116"/></text:p>
      <text:p text:style-name="P2"><text:span text:style-name="T117"><text:s/></text:span><text:span text:style-name="T118">Запись из файла pattern.bin, стартовый блок 12f, размер 002</text:span></text:p>
      <text:p text:style-name="P2"><text:span text:style-name="T119"><text:s/></text:span><text:span text:style-name="T120">Режим записи: линуксовый формат на флешке</text:span></text:p>
      <text:p text:style-name="P2"><text:span text:style-name="T121"><text:s/></text:span><text:span text:style-name="T122">Блок: 0130<text:s text:c="3"/>Страница: 3f</text:span></text:p>
      <text:p text:style-name="P2"><text:span text:style-name="T123"/></text:p>
      <text:p text:style-name="P2"><text:span text:style-name="T124">и так далее.</text:span><text:span text:style-name="T12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